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115.1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9ae" style:text-align-source="fix" style:repeat-content="false"/>
      <style:paragraph-properties fo:text-align="center" fo:margin-left="0mm"/>
      <style:text-properties fo:color="#ef413d"/>
    </style:style>
    <style:style style:name="ce2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fo:color="#6b6400"/>
    </style:style>
    <style:style style:name="ce3" style:family="table-cell" style:parent-style-name="Default">
      <style:table-cell-properties fo:background-color="#8f187c"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ackground-color="#1c1c1c" style:text-align-source="fix" style:repeat-content="false"/>
      <style:paragraph-properties fo:text-align="center" fo:margin-left="0mm"/>
      <style:text-properties fo: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Digital Hub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nalig Stream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Object Field Programming Gate Array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Super SU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MMX Insider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VX Insider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M64T Technicians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MD V Programming Laws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uture Programming Gate Array Tomorrow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SSL Secure Core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UI Design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Gain Gamings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PMIC Level Surfaces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DOM Servers Local Configuration Globals Host Scripiting New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Host Azure Com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RS-232©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GPGPU Dev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Open Dev</text:p>
          </table:table-cell>
          <table:table-cell office:value-type="string" calcext:value-type="string">
            <text:p>as a Solution</text:p>
          </table:table-cell>
          <table:table-cell office:value-type="string" calcext:value-type="string">
            <text:p>Service(TM)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3:33:33.111000000</meta:creation-date>
    <meta:generator>LibreOffice/6.0.4.2$Windows_X86_64 LibreOffice_project/9b0d9b32d5dcda91d2f1a96dc04c645c450872bf</meta:generator>
    <dc:date>2018-05-29T03:51:50.941000000</dc:date>
    <meta:editing-duration>PT2M25S</meta:editing-duration>
    <meta:editing-cycles>1</meta:editing-cycles>
    <meta:document-statistic meta:table-count="1" meta:cell-count="80" meta:object-count="0"/>
  </office:meta>
</office:document-meta>
</file>